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d3c8f" officeooo:paragraph-rsid="000d3c8f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0d3c8f" officeooo:paragraph-rsid="000d3c8f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style:font-name="Arial" fo:font-size="11pt" officeooo:rsid="000d3c8f" officeooo:paragraph-rsid="000d3c8f" style:font-size-asian="11pt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9 Task:</text:p>
      <text:p text:style-name="P1"/>
      <text:p text:style-name="P4">Work through the levels of Grid Garden in order to familiarise yourself with CSS Grid and its properties. </text:p>
      <text:p text:style-name="P5">  </text:p>
      <text:p text:style-name="P3"><text:a xlink:type="simple" xlink:href="https://cssgridgarden.com/" office:target-frame-name="_blank" xlink:show="new" text:style-name="Internet_20_link" text:visited-style-name="Visited_20_Internet_20_Link"><text:span text:style-name="T2">https://cssgridgarden.com/</text:span></text:a><text:span text:style-name="T2"> </text:span></text:p>
      <text:p text:style-name="P5">  </text:p>
      <text:p text:style-name="P5">If you manage to complete all the levels, take a look into some of the properties that can be applied to the child elements within a grid. </text:p>
      <text:p text:style-name="P5">  </text:p>
      <text:p text:style-name="P3"><text:a xlink:type="simple" xlink:href="https://css-tricks.com/snippets/css/complete-guide-grid/" office:target-frame-name="_blank" xlink:show="new" text:style-name="Internet_20_link" text:visited-style-name="Visited_20_Internet_20_Link"><text:span text:style-name="T2">https://css-tricks.com/snippets/css/complete-guide-grid/</text:span></text:a><text:span text:style-name="T2"> </text:span></text:p>
      <text:p text:style-name="P5">  </text:p>
      <text:p text:style-name="P5">MDN Reference: </text:p>
      <text:p text:style-name="P5">  </text:p>
      <text:p text:style-name="P3"><text:a xlink:type="simple" xlink:href="https://developer.mozilla.org/en-US/docs/Web/CSS/CSS_grid_layout" office:target-frame-name="_blank" xlink:show="new" text:style-name="Internet_20_link" text:visited-style-name="Visited_20_Internet_20_Link"><text:span text:style-name="T2">https://developer.mozilla.org/en-US/docs/Web/CSS/CSS_grid_layout</text:span></text:a><text:span text:style-name="T2"> </text:span></text:p>
      <text:p text:style-name="P5"> </text:p>
      <text:p text:style-name="P5">Christian, is it possible for you to mention/write down the material we will be working after the 3 week break for us who want to prepare and study during this time?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03:59.996000000</meta:creation-date>
    <dc:date>2024-01-23T18:04:34.580000000</dc:date>
    <meta:editing-duration>PT35S</meta:editing-duration>
    <meta:editing-cycles>1</meta:editing-cycles>
    <meta:document-statistic meta:table-count="0" meta:image-count="0" meta:object-count="0" meta:page-count="1" meta:paragraph-count="14" meta:word-count="84" meta:character-count="597" meta:non-whitespace-character-count="503"/>
    <meta:generator>LibreOffice/7.6.4.1$Windows_X86_64 LibreOffice_project/e19e193f88cd6c0525a17fb7a176ed8e6a3e2aa1</meta:generator>
  </office:meta>
</office:document-meta>
</file>